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44in" table:align="left"/>
    </style:style>
    <style:style style:name="Table1.A" style:family="table-column">
      <style:table-column-properties style:column-width="1.4521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5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257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3.7313in"/>
    </style:style>
    <style:style style:name="Table2.C" style:family="table-column">
      <style:table-column-properties style:column-width="1.0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715in" table:align="left"/>
    </style:style>
    <style:style style:name="Table3.A" style:family="table-column">
      <style:table-column-properties style:column-width="3.0521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8118in"/>
    </style:style>
    <style:style style:name="Table3.D" style:family="table-column">
      <style:table-column-properties style:column-width="1.2167in"/>
    </style:style>
    <style:style style:name="Table3.E" style:family="table-column">
      <style:table-column-properties style:column-width="0.7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able_20_Contents">
      <style:text-properties fo:font-size="2pt" style:font-size-asian="2pt" style:font-size-complex="2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8" style:family="paragraph" style:parent-style-name="Text_20_body" style:list-style-name="L86">
      <style:text-properties fo:font-size="6pt" style:font-size-asian="5.25pt" style:font-size-complex="6pt"/>
    </style:style>
    <style:style style:name="P179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: Executive Summary</text:h>
      <text:h text:style-name="P2" text:outline-level="2">The Android for Humanoid Robots - US-Israel Partnership</text:h>
      <text:p text:style-name="P3"><text:span text:style-name="Strong_20_Emphasis">Investment Ask:</text:span> $8,000,000 Seed Round<text:line-break/><text:span text:style-name="Strong_20_Emphasis">Pre-Money Valuation:</text:span> $20M<text:line-break/><text:span text:style-name="Strong_20_Emphasis">Investor Equity:</text:span> 28.6%<text:line-break/><text:span text:style-name="Strong_20_Emphasis">Timeline to Market:</text:span> 12 months<text:line-break/><text:span text:style-name="Strong_20_Emphasis">Expected Return:</text:span> 125x (5-7 years)</text:p>
      <text:p text:style-name="P4"/>
      <text:h text:style-name="P2" text:outline-level="2">The One-Sentence Pitch</text:h>
      <text:p text:style-name="P3">We're building the operating system that will run on millions of humanoid robots worldwide through a US-Israel partnership that combines American capital with Israeli innovation - and we have multiple paths to victory regardless of what competitors do.</text:p>
      <text:p text:style-name="P4"/>
      <text:h text:style-name="P2" text:outline-level="2">The Market Opportunity</text:h>
      <text:p text:style-name="P3"><text:span text:style-name="Strong_20_Emphasis">$24 Trillion Addressable Market</text:span> (30% of global $80T labor market)</text:p>
      <text:h text:style-name="P5" text:outline-level="3">Near-Term (Years 1-3): $500B+</text:h>
      <text:list text:style-name="L1">
        <text:list-item>
          <text:p text:style-name="P6">Restaurants: 1M+ in US ($400B market) </text:p>
        </text:list-item>
        <text:list-item>
          <text:p text:style-name="P6">HR Drivers: 280M vehicles in US, billions worldwide (replaces entire autonomous vehicle approach) </text:p>
        </text:list-item>
        <text:list-item>
          <text:p text:style-name="P7">Commercial services: Security, cleaning, logistics </text:p>
        </text:list-item>
      </text:list>
      <text:h text:style-name="P5" text:outline-level="3">Mid-Term (Years 3-7): $2T+</text:h>
      <text:list text:style-name="L2">
        <text:list-item>
          <text:p text:style-name="P8">Military: US Army, NATO allies (premium $200K-500K per unit) </text:p>
        </text:list-item>
        <text:list-item>
          <text:p text:style-name="P8">Enterprise: Healthcare, manufacturing, construction </text:p>
        </text:list-item>
        <text:list-item>
          <text:p text:style-name="P9">India/Asia expansion: 1.4B people, $500B+ addressable </text:p>
        </text:list-item>
      </text:list>
      <text:h text:style-name="P5" text:outline-level="3">Long-Term (Years 7-15): $24T</text:h>
      <text:list text:style-name="L3">
        <text:list-item>
          <text:p text:style-name="P10">Consumer mass market (every household) </text:p>
        </text:list-item>
        <text:list-item>
          <text:p text:style-name="P10">Price drops to $5K (affordable, like smartphones) </text:p>
        </text:list-item>
        <text:list-item>
          <text:p text:style-name="P11">Recurring revenue: Apps, subscriptions, services </text:p>
        </text:list-item>
      </text:list>
      <text:p text:style-name="P4"/>
      <text:h text:style-name="P2" text:outline-level="2">Why Now?</text:h>
      <text:h text:style-name="P5" text:outline-level="3">The Race is On - Three Giants Moving:</text:h>
      <text:p text:style-name="P3"><text:span text:style-name="Strong_20_Emphasis">1. China</text:span> - 1.4B people, 14x bigger than Japan, same intelligence level, massive manufacturing<text:line-break/><text:span text:style-name="Strong_20_Emphasis">2. Elon Musk</text:span> - Tesla Optimus shipping NOW, unlimited capital, platform experience<text:line-break/><text:span text:style-name="Strong_20_Emphasis">3. Japan</text:span> - Decades of robotics R&amp;D, advanced manufacturing tradition</text:p>
      <text:p text:style-name="P3"><text:span text:style-name="Strong_20_Emphasis">We have 12 months maximum before the window closes.</text:span></text:p>
      <text:p text:style-name="P3">Once Elon or China establishes 100K+ installed base, network effects lock in their platform forever.</text:p>
      <text:h text:style-name="P5" text:outline-level="3">But We Have the Winning Strategy:</text:h>
      <text:p text:style-name="P3"><text:span text:style-name="Strong_20_Emphasis">US-Israel Joint Venture beats all three:</text:span></text:p>
      <text:list text:style-name="L4">
        <text:list-item>
          <text:p text:style-name="P12"><text:span text:style-name="Strong_20_Emphasis">Israel:</text:span> Highest intelligence per capita, imagination advantage, combat-proven tech </text:p>
        </text:list-item>
        <text:list-item>
          <text:p text:style-name="P12"><text:span text:style-name="Strong_20_Emphasis">US:</text:span> Capital, market size, military partnerships, manufacturing scale </text:p>
        </text:list-item>
        <text:list-item>
          <text:p text:style-name="P13"><text:span text:style-name="Strong_20_Emphasis">Together:</text:span> Innovation + Resources = Unbeatable </text:p>
        </text:list-item>
      </text:list>
      <text:p text:style-name="P4"/>
      <text:h text:style-name="P2" text:outline-level="2">The Strategy: Four Paths to Victory</text:h>
      <text:p text:style-name="P3"><text:span text:style-name="Strong_20_Emphasis">We literally cannot lose.</text:span> Multiple contingency plans for every scenario.</text:p>
      <text:h text:style-name="P5" text:outline-level="3">PLAN A: First-Mover Advantage (If We Move Fast)</text:h>
      <text:p text:style-name="P3"><text:span text:style-name="Strong_20_Emphasis">Months 1-12: RoboChef → HCOS Launch</text:span></text:p>
      <text:list text:style-name="L5">
        <text:list-item>
          <text:p text:style-name="P14">Cooking application (restaurants, hotels, $400B market) </text:p>
        </text:list-item>
        <text:list-item>
          <text:p text:style-name="P14">Built on HOS platform (the OS underneath everything) </text:p>
        </text:list-item>
        <text:list-item>
          <text:p text:style-name="P14"><text:soft-page-break/><text:span text:style-name="Strong_20_Emphasis">Critical Innovation: PythonEasy</text:span> - Natural language control for non-programmers </text:p>
          <text:list>
            <text:list-item>
              <text:p text:style-name="P14">"Run, bring me the mail" </text:p>
            </text:list-item>
            <text:list-item>
              <text:p text:style-name="P14">"Drive to school, bring Johnny home" </text:p>
            </text:list-item>
            <text:list-item>
              <text:p text:style-name="P14">"Make burger with fries, salad, coke" </text:p>
            </text:list-item>
            <text:list-item>
              <text:p text:style-name="P1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Months 12-24: HMOS Military Applications</text:span></text:p>
      <text:list text:style-name="L6">
        <text:list-item>
          <text:p text:style-name="P16">Combat medic (saves soldiers' lives - no fear) </text:p>
        </text:list-item>
        <text:list-item>
          <text:p text:style-name="P16">US Army partnership (joint development funding) </text:p>
        </text:list-item>
        <text:list-item>
          <text:p text:style-name="P16">NATO exports (premium pricing) </text:p>
        </text:list-item>
        <text:list-item>
          <text:p text:style-name="P17">Battle-proven reliability </text:p>
        </text:list-item>
      </text:list>
      <text:p text:style-name="P3"><text:span text:style-name="Strong_20_Emphasis">Years 2-5: Scale HCOS Globally</text:span></text:p>
      <text:list text:style-name="L7">
        <text:list-item>
          <text:p text:style-name="P18">HR Drivers (massive immediate market) </text:p>
        </text:list-item>
        <text:list-item>
          <text:p text:style-name="P18">Consumer applications (elderly care, home services) </text:p>
        </text:list-item>
        <text:list-item>
          <text:p text:style-name="P19">Mass market through natural language interface </text:p>
        </text:list-item>
      </text:list>
      <text:p text:style-name="P3"><text:span text:style-name="Strong_20_Emphasis">Outcome:</text:span> We become the Android of robotics, capture 60-80% platform value</text:p>
      <text:p text:style-name="P4"/>
      <text:h text:style-name="P5" text:outline-level="3">PLAN B: If China Develops OS First</text:h>
      <text:p text:style-name="P3"><text:span text:style-name="Strong_20_Emphasis">Scenario:</text:span> China launches consumer OS before us</text:p>
      <text:p text:style-name="P3"><text:span text:style-name="Strong_20_Emphasis">Response:</text:span></text:p>
      <text:list text:style-name="L8">
        <text:list-item>
          <text:p text:style-name="P20">US rejects Chinese OS (national security - remember TikTok?) </text:p>
        </text:list-item>
        <text:list-item>
          <text:p text:style-name="P20"><text:span text:style-name="Strong_20_Emphasis">We become trusted Western alternative</text:span> </text:p>
        </text:list-item>
        <text:list-item>
          <text:p text:style-name="P20">Execute Plan A with "security-first" positioning </text:p>
        </text:list-item>
        <text:list-item>
          <text:p text:style-name="P21">Military/government prefer US-Israel partnership over China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h text:style-name="P5" text:outline-level="3">PLAN C: If Elon Musk Wins Consumer First</text:h>
      <text:p text:style-name="P3"><text:span text:style-name="Strong_20_Emphasis">Scenario:</text:span> Tesla Optimus dominates consumer market before our launch</text:p>
      <text:p text:style-name="P3"><text:span text:style-name="Strong_20_Emphasis">Response:</text:span></text:p>
      <text:list text:style-name="L9">
        <text:list-item>
          <text:p text:style-name="P22"><text:span text:style-name="Strong_20_Emphasis">START WITH HMOS</text:span> (military applications Elon won't pursue) </text:p>
        </text:list-item>
        <text:list-item>
          <text:p text:style-name="P22">Partner with US Army, IDF, NATO </text:p>
        </text:list-item>
        <text:list-item>
          <text:p text:style-name="P22">Combat-proven, military-grade reliability </text:p>
        </text:list-item>
        <text:list-item>
          <text:p text:style-name="P22"><text:span text:style-name="Strong_20_Emphasis">THEN launch HCOS:</text:span> </text:p>
          <text:list>
            <text:list-item>
              <text:p text:style-name="P22">Position as "military-grade, trusted alternative" </text:p>
            </text:list-item>
            <text:list-item>
              <text:p text:style-name="P22">Premium market (government, enterprise, security-conscious) </text:p>
            </text:list-item>
            <text:list-item>
              <text:p text:style-name="P23">Open platform (vs. Tesla's closed ecosystem) </text:p>
            </text:list-item>
          </text:list>
        </text:list-item>
      </text:list>
      <text:p text:style-name="P3"><text:span text:style-name="Strong_20_Emphasis">Why This Wins:</text:span></text:p>
      <text:list text:style-name="L10">
        <text:list-item>
          <text:p text:style-name="P24">Military-proven tech always beats consumer-first (GPS, internet, drones all followed this path) </text:p>
        </text:list-item>
        <text:list-item>
          <text:p text:style-name="P24">Government/enterprise won't trust Tesla-only platform (vendor lock-in concerns) </text:p>
        </text:list-item>
        <text:list-item>
          <text:p text:style-name="P25">Our open platform attracts more developers </text:p>
        </text:list-item>
      </text:list>
      <text:p text:style-name="P3"><text:span text:style-name="Strong_20_Emphasis">Outcome:</text:span> We own military + premium civilian markets, Elon owns mass consumer (both win)</text:p>
      <text:p text:style-name="P4"/>
      <text:h text:style-name="P5" text:outline-level="3">PLAN D: Manufacturing &amp; Ecosystem (Follows A, B, or C)</text:h>
      <text:p text:style-name="P3"><text:span text:style-name="Strong_20_Emphasis">Phase 1: Acquire Boston Dynamics ($2-5B)</text:span></text:p>
      <text:list text:style-name="L11">
        <text:list-item>
          <text:p text:style-name="P26">Government-backed acquisition (US-Israel joint funding) </text:p>
        </text:list-item>
        <text:list-item>
          <text:p text:style-name="P26">Get 20+ years of hardware R&amp;D instantly </text:p>
        </text:list-item>
        <text:list-item>
          <text:p text:style-name="P27">Manufacturing knowledge worth more than purchase price </text:p>
        </text:list-item>
      </text:list>
      <text:p text:style-name="P3"><text:span text:style-name="Strong_20_Emphasis">Phase 2: HR Builds HR (Self-Replicating Manufacturing)</text:span></text:p>
      <text:list text:style-name="L12">
        <text:list-item>
          <text:p text:style-name="P28">Use pedagogy system: HR learns from humans </text:p>
        </text:list-item>
        <text:list-item>
          <text:p text:style-name="P28">HR units manufacture other HR units </text:p>
        </text:list-item>
        <text:list-item>
          <text:p text:style-name="P28">Exponential production scaling </text:p>
        </text:list-item>
        <text:list-item>
          <text:p text:style-name="P29">Cost reduction over time </text:p>
        </text:list-item>
      </text:list>
      <text:p text:style-name="P3"><text:span text:style-name="Strong_20_Emphasis">Phase 3: Israeli-American Manufacturing</text:span></text:p>
      <text:list text:style-name="L13">
        <text:list-item>
          <text:p text:style-name="P30">Production facilities in both countries </text:p>
        </text:list-item>
        <text:list-item>
          <text:p text:style-name="P30">Strategic independence (not dependent on China) </text:p>
        </text:list-item>
        <text:list-item>
          <text:p text:style-name="P30">Like Merkava tank: Designed, built, proven domestically </text:p>
        </text:list-item>
        <text:list-item>
          <text:p text:style-name="P31">Premium "Made in US-Israel" positioning </text:p>
        </text:list-item>
      </text:list>
      <text:p text:style-name="P3"><text:soft-page-break/><text:span text:style-name="Strong_20_Emphasis">Phase 4: HR Academy - Talent Magnet</text:span></text:p>
      <text:list text:style-name="L14">
        <text:list-item>
          <text:p text:style-name="P32">Attract global talent (refuge from hostile environments) </text:p>
        </text:list-item>
        <text:list-item>
          <text:p text:style-name="P32">High-paying jobs (thousands in US + Israel) </text:p>
        </text:list-item>
        <text:list-item>
          <text:p text:style-name="P32">Training institution (military AND civilian) </text:p>
        </text:list-item>
        <text:list-item>
          <text:p text:style-name="P33">Advanced training methods (better than human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2" text:outline-level="2">The Killer Innovations</text:h>
      <text:h text:style-name="P5" text:outline-level="3">1. PythonEasy - Natural Language Robot Control</text:h>
      <text:p text:style-name="P3"><text:span text:style-name="Strong_20_Emphasis">The Problem:</text:span></text:p>
      <text:list text:style-name="L15">
        <text:list-item>
          <text:p text:style-name="P34">Current robots need expert programmers </text:p>
        </text:list-item>
        <text:list-item>
          <text:p text:style-name="P34">Limits adoption to tech-savvy users </text:p>
        </text:list-item>
        <text:list-item>
          <text:p text:style-name="P35">Expensive, slow, inflexible </text:p>
        </text:list-item>
      </text:list>
      <text:p text:style-name="P3"><text:span text:style-name="Strong_20_Emphasis">Our Solution:</text:span></text:p>
      <text:list text:style-name="L16">
        <text:list-item>
          <text:p text:style-name="P36">High-level language above Python </text:p>
        </text:list-item>
        <text:list-item>
          <text:p text:style-name="P36">Natural language processing </text:p>
        </text:list-item>
        <text:list-item>
          <text:p text:style-name="P36">Context understanding </text:p>
        </text:list-item>
        <text:list-item>
          <text:p text:style-name="P37"><text:span text:style-name="Strong_20_Emphasis">Anyone can direct robots - no programming</text:span> </text:p>
        </text:list-item>
      </text:list>
      <text:p text:style-name="P3"><text:span text:style-name="Strong_20_Emphasis">The iPhone Moment:</text:span></text:p>
      <text:list text:style-name="L17">
        <text:list-item>
          <text:p text:style-name="P38">Before iPhone: Phones needed stylus, complicated </text:p>
        </text:list-item>
        <text:list-item>
          <text:p text:style-name="P38">After iPhone: Touch interface, anyone can use </text:p>
        </text:list-item>
        <text:list-item>
          <text:p text:style-name="P38"><text:span text:style-name="Strong_20_Emphasis">Before HOS:</text:span> Robots need programmers </text:p>
        </text:list-item>
        <text:list-item>
          <text:p text:style-name="P39"><text:span text:style-name="Strong_20_Emphasis">After HOS:</text:span> Anyone can direct robots </text:p>
        </text:list-item>
      </text:list>
      <text:p text:style-name="P3"><text:span text:style-name="Strong_20_Emphasis">Market Impact:</text:span></text:p>
      <text:list text:style-name="L18">
        <text:list-item>
          <text:p text:style-name="P40">Expands addressable market 100x </text:p>
        </text:list-item>
        <text:list-item>
          <text:p text:style-name="P40">Every household becomes potential customer </text:p>
        </text:list-item>
        <text:list-item>
          <text:p text:style-name="P41">True mass market adoption enabled </text:p>
        </text:list-item>
      </text:list>
      <text:p text:style-name="P4"/>
      <text:h text:style-name="P5" text:outline-level="3">2. Pedagogy System - Robots Learn from Humans</text:h>
      <text:p text:style-name="P3"><text:span text:style-name="Strong_20_Emphasis">Traditional Robotics:</text:span></text:p>
      <text:list text:style-name="L19">
        <text:list-item>
          <text:p text:style-name="P42">Program every movement manually </text:p>
        </text:list-item>
        <text:list-item>
          <text:p text:style-name="P42">Takes years per task </text:p>
        </text:list-item>
        <text:list-item>
          <text:p text:style-name="P42">Rigid, can't adapt </text:p>
        </text:list-item>
        <text:list-item>
          <text:p text:style-name="P43">Need expert programmers </text:p>
        </text:list-item>
      </text:list>
      <text:p text:style-name="P3"><text:span text:style-name="Strong_20_Emphasis">HOS Pedagogy:</text:span></text:p>
      <text:list text:style-name="L20">
        <text:list-item>
          <text:p text:style-name="P44">Expert demonstrates task once </text:p>
        </text:list-item>
        <text:list-item>
          <text:p text:style-name="P44">Robot records and LEARNS principles </text:p>
        </text:list-item>
        <text:list-item>
          <text:p text:style-name="P44">Robot can teach OTHER robots </text:p>
        </text:list-item>
        <text:list-item>
          <text:p text:style-name="P45"><text:span text:style-name="Strong_20_Emphasis">Exponential knowledge transfer</text:span> </text:p>
        </text:list-item>
      </text:list>
      <text:p text:style-name="P3"><text:span text:style-name="Strong_20_Emphasis">Real Example:</text:span> Jet engine welding machine recorded expert welder's movements, replicated perfectly in production. Same principle for humanoids.</text:p>
      <text:p text:style-name="P3"><text:span text:style-name="Strong_20_Emphasis">Why This Matters:</text:span></text:p>
      <text:list text:style-name="L21">
        <text:list-item>
          <text:p text:style-name="P46"><text:span text:style-name="Strong_20_Emphasis">HR builds HR</text:span> (self-replicating manufacturing) </text:p>
        </text:list-item>
        <text:list-item>
          <text:p text:style-name="P46">Non-programmers can train robots </text:p>
        </text:list-item>
        <text:list-item>
          <text:p text:style-name="P46">Knowledge multiplies exponentially </text:p>
        </text:list-item>
        <text:list-item>
          <text:p text:style-name="P47">Massive competitive moat </text:p>
        </text:list-item>
      </text:list>
      <text:p text:style-name="P4"/>
      <text:h text:style-name="P5" text:outline-level="3">3. Quantum Communication - Military Advantage</text:h>
      <text:p text:style-name="P3"><text:span text:style-name="Strong_20_Emphasis">Traditional Communication:</text:span></text:p>
      <text:list text:style-name="L22">
        <text:list-item>
          <text:p text:style-name="P48">Radio, WiFi, satellite (jammable, hackable) </text:p>
        </text:list-item>
        <text:list-item>
          <text:p text:style-name="P48">Latency issues (critical in combat) </text:p>
        </text:list-item>
        <text:list-item>
          <text:p text:style-name="P49">Security vulnerabilities </text:p>
        </text:list-item>
      </text:list>
      <text:p text:style-name="P3"><text:span text:style-name="Strong_20_Emphasis">HOS Quantum Entanglement:</text:span></text:p>
      <text:list text:style-name="L23">
        <text:list-item>
          <text:p text:style-name="P50">Instantaneous (zero latency anywhere) </text:p>
        </text:list-item>
        <text:list-item>
          <text:p text:style-name="P50">Unhackable (physics, not encryption) </text:p>
        </text:list-item>
        <text:list-item>
          <text:p text:style-name="P50">Cannot be jammed (no radio waves) </text:p>
        </text:list-item>
        <text:list-item>
          <text:p text:style-name="P51"><text:soft-page-break/>Works everywhere (underground, underwater, space) </text:p>
        </text:list-item>
      </text:list>
      <text:p text:style-name="P3"><text:span text:style-name="Strong_20_Emphasis">Military Applications:</text:span></text:p>
      <text:list text:style-name="L24">
        <text:list-item>
          <text:p text:style-name="P52">Commander controls 10,000 HR units simultaneously </text:p>
        </text:list-item>
        <text:list-item>
          <text:p text:style-name="P52">Perfect battlefield coordination </text:p>
        </text:list-item>
        <text:list-item>
          <text:p text:style-name="P53">Enemy cannot interfere </text:p>
        </text:list-item>
      </text:list>
      <text:p text:style-name="P3"><text:span text:style-name="Strong_20_Emphasis">Why Competitors Can't Copy:</text:span></text:p>
      <text:list text:style-name="L25">
        <text:list-item>
          <text:p text:style-name="P54">Requires decades of quantum research </text:p>
        </text:list-item>
        <text:list-item>
          <text:p text:style-name="P54">US-Israel lead in quantum computing </text:p>
        </text:list-item>
        <text:list-item>
          <text:p text:style-name="P54">Even if they steal software, can't replicate quantum layer </text:p>
        </text:list-item>
        <text:list-item>
          <text:p text:style-name="P55"><text:span text:style-name="Strong_20_Emphasis">Ultimate competitive moat</text:span> </text:p>
        </text:list-item>
      </text:list>
      <text:p text:style-name="P4"/>
      <text:h text:style-name="P5" text:outline-level="3">4. Individualization - The Terracotta Army Model</text:h>
      <text:p text:style-name="P3"><text:span text:style-name="Strong_20_Emphasis">Make Each Robot Unique:</text:span></text:p>
      <text:list text:style-name="L26">
        <text:list-item>
          <text:p text:style-name="P56">Model on real people (soldiers, workers, individuals) </text:p>
        </text:list-item>
        <text:list-item>
          <text:p text:style-name="P56">Each has "personality" based on real person </text:p>
        </text:list-item>
        <text:list-item>
          <text:p text:style-name="P57">Creates emotional connection (not scary robots) </text:p>
        </text:list-item>
      </text:list>
      <text:p text:style-name="P3"><text:span text:style-name="Strong_20_Emphasis">Marketing Genius:</text:span></text:p>
      <text:list text:style-name="L27">
        <text:list-item>
          <text:p text:style-name="P58">"HR #247 modeled after Sergeant David Cohen" </text:p>
        </text:list-item>
        <text:list-item>
          <text:p text:style-name="P58">Families see "their soldier" in robot form </text:p>
        </text:list-item>
        <text:list-item>
          <text:p text:style-name="P58">National pride, personalization </text:p>
        </text:list-item>
        <text:list-item>
          <text:p text:style-name="P59">Makes technology relatable and acceptable </text:p>
        </text:list-item>
      </text:list>
      <text:p text:style-name="P3"><text:span text:style-name="Strong_20_Emphasis">Like Ancient Terracotta Army:</text:span></text:p>
      <text:list text:style-name="L28">
        <text:list-item>
          <text:p text:style-name="P60">Each warrior was unique individual </text:p>
        </text:list-item>
        <text:list-item>
          <text:p text:style-name="P60">Created 2,000 years ago, still inspires today </text:p>
        </text:list-item>
        <text:list-item>
          <text:p text:style-name="P61"><text:span text:style-name="Strong_20_Emphasis">Our robot army - each honors real person</text:span> </text:p>
        </text:list-item>
      </text:list>
      <text:p text:style-name="P4"/>
      <text:h text:style-name="P2" text:outline-level="2">The Markets - Detailed Breakdown</text:h>
      <text:h text:style-name="P5" text:outline-level="3">HR Drivers - The Massive Opportunity Everyone Missed</text:h>
      <text:p text:style-name="P3"><text:span text:style-name="Strong_20_Emphasis">The Problem with Waymo/Cruise:</text:span></text:p>
      <text:list text:style-name="L29">
        <text:list-item>
          <text:p text:style-name="P62">Spent billions retrofitting cars with expensive sensors </text:p>
        </text:list-item>
        <text:list-item>
          <text:p text:style-name="P62">Only works on specially equipped vehicles </text:p>
        </text:list-item>
        <text:list-item>
          <text:p text:style-name="P63">Need to replace entire fleet </text:p>
        </text:list-item>
      </text:list>
      <text:p text:style-name="P3"><text:span text:style-name="Strong_20_Emphasis">HOS HR Driver Solution:</text:span></text:p>
      <text:list text:style-name="L30">
        <text:list-item>
          <text:p text:style-name="P64">HR sits in driver's seat like a human </text:p>
        </text:list-item>
        <text:list-item>
          <text:p text:style-name="P64">Uses car's existing steering wheel, pedals, mirrors </text:p>
        </text:list-item>
        <text:list-item>
          <text:p text:style-name="P64">Works with ANY vehicle (old, new, truck, bus, forklift) </text:p>
        </text:list-item>
        <text:list-item>
          <text:p text:style-name="P65">Way cheaper than autonomous vehicle conversions </text:p>
        </text:list-item>
      </text:list>
      <text:p text:style-name="P3"><text:span text:style-name="Strong_20_Emphasis">Market Size:</text:span></text:p>
      <text:list text:style-name="L31">
        <text:list-item>
          <text:p text:style-name="P66">280M vehicles in US </text:p>
        </text:list-item>
        <text:list-item>
          <text:p text:style-name="P66">300M+ vehicles in India </text:p>
        </text:list-item>
        <text:list-item>
          <text:p text:style-name="P66">Billions worldwide </text:p>
        </text:list-item>
        <text:list-item>
          <text:p text:style-name="P67"><text:span text:style-name="Strong_20_Emphasis">$2+ trillion addressable market</text:span> </text:p>
        </text:list-item>
      </text:list>
      <text:p text:style-name="P3"><text:span text:style-name="Strong_20_Emphasis">This replaces the entire autonomous vehicle industry's approach.</text:span></text:p>
      <text:p text:style-name="P4"/>
      <text:h text:style-name="P5" text:outline-level="3">RoboChef - The Wedge Application</text:h>
      <text:p text:style-name="P3"><text:span text:style-name="Strong_20_Emphasis">Why Cooking First:</text:span></text:p>
      <text:list text:style-name="L32">
        <text:list-item>
          <text:p text:style-name="P68">Proves platform works (complex task with safety requirements) </text:p>
        </text:list-item>
        <text:list-item>
          <text:p text:style-name="P68">Clear business model (hardware + ingredient subscriptions) </text:p>
        </text:list-item>
        <text:list-item>
          <text:p text:style-name="P68">Immediate market need (labor shortage, $20/hour wages) </text:p>
        </text:list-item>
        <text:list-item>
          <text:p text:style-name="P69">Recurring revenue (restaurants pay $50/meal × 50 meals/day = $75K/month) </text:p>
        </text:list-item>
      </text:list>
      <text:p text:style-name="P3"><text:span text:style-name="Strong_20_Emphasis">But Really About Platform:</text:span></text:p>
      <text:list text:style-name="L33">
        <text:list-item>
          <text:p text:style-name="P70">If robot can cook (see, handle, adjust, create), it can do almost anything </text:p>
        </text:list-item>
        <text:list-item>
          <text:p text:style-name="P70">Cooking validates HOS for all physical tasks </text:p>
        </text:list-item>
        <text:list-item>
          <text:p text:style-name="P71"><text:span text:style-name="Strong_20_Emphasis">Proof of concept that opens every other market</text:span> </text:p>
        </text:list-item>
      </text:list>
      <text:p text:style-name="P4"><text:soft-page-break/></text:p>
      <text:h text:style-name="P5" text:outline-level="3">HMOS Military - The Premium Market</text:h>
      <text:p text:style-name="P3"><text:span text:style-name="Strong_20_Emphasis">Combat Medic Application:</text:span></text:p>
      <text:list text:style-name="L34">
        <text:list-item>
          <text:p text:style-name="P72">Saves wounded soldiers under fire </text:p>
        </text:list-item>
        <text:list-item>
          <text:p text:style-name="P72">Oxygen equipment, CPR, stop bleeding, bandaging </text:p>
        </text:list-item>
        <text:list-item>
          <text:p text:style-name="P72">Group coordination: 2-4 HR units work together </text:p>
        </text:list-item>
        <text:list-item>
          <text:p text:style-name="P72">No fear, perfect execution under pressure </text:p>
        </text:list-item>
        <text:list-item>
          <text:p text:style-name="P73"><text:span text:style-name="Strong_20_Emphasis">Saves American soldiers' lives - priceless</text:span> </text:p>
        </text:list-item>
      </text:list>
      <text:p text:style-name="P3"><text:span text:style-name="Strong_20_Emphasis">Other Military Applications:</text:span></text:p>
      <text:list text:style-name="L35">
        <text:list-item>
          <text:p text:style-name="P74">Logistics (supply chain in combat zones) </text:p>
        </text:list-item>
        <text:list-item>
          <text:p text:style-name="P74">Security (base protection, perimeter patrol) </text:p>
        </text:list-item>
        <text:list-item>
          <text:p text:style-name="P74">Reconnaissance (dangerous areas, tunnel warfare) </text:p>
        </text:list-item>
        <text:list-item>
          <text:p text:style-name="P75">Bomb disposal (zero human casualties) </text:p>
        </text:list-item>
      </text:list>
      <text:p text:style-name="P3"><text:span text:style-name="Strong_20_Emphasis">Business Model:</text:span></text:p>
      <text:list text:style-name="L36">
        <text:list-item>
          <text:p text:style-name="P76">Premium pricing: $200K-500K per unit (military-grade) </text:p>
        </text:list-item>
        <text:list-item>
          <text:p text:style-name="P76">US Army partnership (joint development funding) </text:p>
        </text:list-item>
        <text:list-item>
          <text:p text:style-name="P76">Export to NATO allies (billions in revenue) </text:p>
        </text:list-item>
        <text:list-item>
          <text:p text:style-name="P77">Recurring: Maintenance, upgrades, support contracts </text:p>
        </text:list-item>
      </text:list>
      <text:p text:style-name="P4"/>
      <text:h text:style-name="P5" text:outline-level="3">Consumer Mass Market - Long-Term Moonshot</text:h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37">
        <text:list-item>
          <text:p text:style-name="P78">Cooks meals (saves time, money) </text:p>
        </text:list-item>
        <text:list-item>
          <text:p text:style-name="P78">Drives car (takes kids to school, picks up groceries) </text:p>
        </text:list-item>
        <text:list-item>
          <text:p text:style-name="P78">Cleans house (vacuums, laundry, dishes) </text:p>
        </text:list-item>
        <text:list-item>
          <text:p text:style-name="P78">Elderly care (helps parents, monitors health) </text:p>
        </text:list-item>
        <text:list-item>
          <text:p text:style-name="P78">Home security (watches house 24/7) </text:p>
        </text:list-item>
        <text:list-item>
          <text:p text:style-name="P79">Pet care (feeds, walks dogs) </text:p>
        </text:list-item>
      </text:list>
      <text:p text:style-name="P3"><text:span text:style-name="Strong_20_Emphasis">Price Curve:</text:span></text:p>
      <text:list text:style-name="L38">
        <text:list-item>
          <text:p text:style-name="P80">Today: $15K-30K (Chinese hardware) </text:p>
        </text:list-item>
        <text:list-item>
          <text:p text:style-name="P80">Year 5: $10K (scale manufacturing) </text:p>
        </text:list-item>
        <text:list-item>
          <text:p text:style-name="P80">Year 10: $5K (affordable for middle class) </text:p>
        </text:list-item>
        <text:list-item>
          <text:p text:style-name="P81">Year 15: $2K (cheaper than used car) </text:p>
        </text:list-item>
      </text:list>
      <text:p text:style-name="P3"><text:span text:style-name="Strong_20_Emphasis">At $5K, Every Family Can Justify:</text:span></text:p>
      <text:list text:style-name="L39">
        <text:list-item>
          <text:p text:style-name="P82">Replaces childcare ($1,500/month) </text:p>
        </text:list-item>
        <text:list-item>
          <text:p text:style-name="P82">Replaces house cleaning ($500/month) </text:p>
        </text:list-item>
        <text:list-item>
          <text:p text:style-name="P82">Replaces elderly care ($5,000/month nursing home) </text:p>
        </text:list-item>
        <text:list-item>
          <text:p text:style-name="P83"><text:span text:style-name="Strong_20_Emphasis">Pays for itself in 2-3 months</text:span> </text:p>
        </text:list-item>
      </text:list>
      <text:p text:style-name="P3"><text:span text:style-name="Strong_20_Emphasis">Market:</text:span></text:p>
      <text:list text:style-name="L40">
        <text:list-item>
          <text:p text:style-name="P84">140M US households </text:p>
        </text:list-item>
        <text:list-item>
          <text:p text:style-name="P84">30% adoption at $5K = $210B hardware </text:p>
        </text:list-item>
        <text:list-item>
          <text:p text:style-name="P84">Plus recurring revenue (apps, subscriptions) </text:p>
        </text:list-item>
        <text:list-item>
          <text:p text:style-name="P85"><text:span text:style-name="Strong_20_Emphasis">Global: 2B+ households</text:span> </text:p>
        </text:list-item>
      </text:list>
      <text:p text:style-name="P4"/>
      <text:h text:style-name="P2" text:outline-level="2">Competitive Analysis</text:h>
      <text:h text:style-name="P5" text:outline-level="3">vs. China</text:h>
      <text:p text:style-name="P3"><text:span text:style-name="Strong_20_Emphasis">Their Advantages:</text:span></text:p>
      <text:list text:style-name="L41">
        <text:list-item>
          <text:p text:style-name="P86">1.4B population (massive market) </text:p>
        </text:list-item>
        <text:list-item>
          <text:p text:style-name="P86">14x bigger than Japan </text:p>
        </text:list-item>
        <text:list-item>
          <text:p text:style-name="P86">Manufacturing at scale </text:p>
        </text:list-item>
        <text:list-item>
          <text:p text:style-name="P87">Government support </text:p>
        </text:list-item>
      </text:list>
      <text:p text:style-name="P3"><text:span text:style-name="Strong_20_Emphasis">Our Advantages:</text:span> ✅ US will reject Chinese OS (national security)<text:line-break/>✅ Trusted partnership (US-Israel alliance)<text:line-break/>✅ Superior AI/software (Israeli innovation)<text:line-break/>✅ Military applications (US Army partnership)<text:line-break/>✅ Open platform (not state-controlled)</text:p>
      <text:p text:style-name="P3"><text:span text:style-name="Strong_20_Emphasis">Outcome:</text:span> We win Western markets ($15T+), they win China</text:p>
      <text:p text:style-name="P4"><text:soft-page-break/></text:p>
      <text:h text:style-name="P5" text:outline-level="3">vs. Elon Musk</text:h>
      <text:p text:style-name="P3"><text:span text:style-name="Strong_20_Emphasis">His Advantages:</text:span></text:p>
      <text:list text:style-name="L42">
        <text:list-item>
          <text:p text:style-name="P88">Tesla Optimus shipping NOW </text:p>
        </text:list-item>
        <text:list-item>
          <text:p text:style-name="P88">Unlimited capital </text:p>
        </text:list-item>
        <text:list-item>
          <text:p text:style-name="P88">Platform experience </text:p>
        </text:list-item>
        <text:list-item>
          <text:p text:style-name="P89">Consumer brand </text:p>
        </text:list-item>
      </text:list>
      <text:p text:style-name="P3"><text:span text:style-name="Strong_20_Emphasis">Our Advantages:</text:span> ✅ Open platform (vs Tesla closed ecosystem)<text:line-break/>✅ Military applications (he won't pursue)<text:line-break/>✅ Natural language control (easier interface)<text:line-break/>✅ Multiple hardware partners (not locked to Tesla)<text:line-break/>✅ <text:span text:style-name="Strong_20_Emphasis">If he wins consumer, we win military → premium</text:span></text:p>
      <text:p text:style-name="P3"><text:span text:style-name="Strong_20_Emphasis">Outcome:</text:span> Different markets (he wins mass consumer, we win military/premium/enterprise)</text:p>
      <text:p text:style-name="P4"/>
      <text:h text:style-name="P5" text:outline-level="3">vs. Japan</text:h>
      <text:p text:style-name="P3"><text:span text:style-name="Strong_20_Emphasis">Their Advantages:</text:span></text:p>
      <text:list text:style-name="L43">
        <text:list-item>
          <text:p text:style-name="P90">Decades of robotics R&amp;D </text:p>
        </text:list-item>
        <text:list-item>
          <text:p text:style-name="P90">Advanced manufacturing </text:p>
        </text:list-item>
        <text:list-item>
          <text:p text:style-name="P91">Quality reputation </text:p>
        </text:list-item>
      </text:list>
      <text:p text:style-name="P3"><text:span text:style-name="Strong_20_Emphasis">Our Advantages:</text:span> ✅ Software/platform focus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p text:style-name="P3"><text:span text:style-name="Strong_20_Emphasis">Outcome:</text:span> We win platform software, they become hardware partners</text:p>
      <text:p text:style-name="P4"/>
      <text:h text:style-name="P5" text:outline-level="3">Why We Beat Everyone</text:h>
      <text:p text:style-name="P3">✅ <text:span text:style-name="Strong_20_Emphasis">Multiple paths to victory</text:span> (Plans A, B, C, D - literally cannot lose)<text:line-break/>✅ <text:span text:style-name="Strong_20_Emphasis">US-Israel partnership</text:span> (innovation + resources unbeatable)<text:line-break/>✅ <text:span text:style-name="Strong_20_Emphasis">Platform economics</text:span> (60-80% software margins vs 10-20% hardware)<text:line-break/>✅ <text:span text:style-name="Strong_20_Emphasis">Natural language</text:span> (mass market enabler, 100x adoption)<text:line-break/>✅ <text:span text:style-name="Strong_20_Emphasis">Quantum communication</text:span> (military moat impossible to replicate)<text:line-break/>✅ <text:span text:style-name="Strong_20_Emphasis">Pedagogy system</text:span> (self-replicating knowledge and manufacturing)<text:line-break/>✅ <text:span text:style-name="Strong_20_Emphasis">First-mover speed</text:span> (12 months to market with AI-native development)</text:p>
      <text:p text:style-name="P4"/>
      <text:h text:style-name="P2" text:outline-level="2">Business Model &amp; Unit Economics</text:h>
      <text:h text:style-name="P5" text:outline-level="3">Revenue Streams</text:h>
      <text:p text:style-name="P3"><text:span text:style-name="Strong_20_Emphasis">1. Hardware Sales:</text:span></text:p>
      <text:list text:style-name="L44">
        <text:list-item>
          <text:p text:style-name="P92">Military: $200K-500K per unit </text:p>
        </text:list-item>
        <text:list-item>
          <text:p text:style-name="P92">Commercial: $75K-150K per unit </text:p>
        </text:list-item>
        <text:list-item>
          <text:p text:style-name="P93">Consumer: $25K initially, $5K at scale </text:p>
        </text:list-item>
      </text:list>
      <text:p text:style-name="P3"><text:span text:style-name="Strong_20_Emphasis">2. Platform Licensing (The Real Money):</text:span></text:p>
      <text:list text:style-name="L45">
        <text:list-item>
          <text:p text:style-name="P94">OS licensing fee: Every robot running HOS pays </text:p>
        </text:list-item>
        <text:list-item>
          <text:p text:style-name="P94">Per-unit annual fee: $500-2,000 depending on application </text:p>
        </text:list-item>
        <text:list-item>
          <text:p text:style-name="P95">60-80% gross margins </text:p>
        </text:list-item>
      </text:list>
      <text:p text:style-name="P3"><text:span text:style-name="Strong_20_Emphasis">3. App Store (30% Commission):</text:span></text:p>
      <text:list text:style-name="L46">
        <text:list-item>
          <text:p text:style-name="P96">Developers build robot skills/applications </text:p>
        </text:list-item>
        <text:list-item>
          <text:p text:style-name="P96">We take 30% (Apple App Store model) </text:p>
        </text:list-item>
        <text:list-item>
          <text:p text:style-name="P97">Network effects: More robots → more developers → more valuable </text:p>
        </text:list-item>
      </text:list>
      <text:p text:style-name="P3"><text:span text:style-name="Strong_20_Emphasis">4. Subscriptions &amp; Services:</text:span></text:p>
      <text:list text:style-name="L47">
        <text:list-item>
          <text:p text:style-name="P98">Software updates and support </text:p>
        </text:list-item>
        <text:list-item>
          <text:p text:style-name="P98">Cloud services (robot coordination, data analytics) </text:p>
        </text:list-item>
        <text:list-item>
          <text:p text:style-name="P98">Natural language API access (developers pay for PythonEasy) </text:p>
        </text:list-item>
        <text:list-item>
          <text:p text:style-name="P99">Training services (companies train their robots) </text:p>
        </text:list-item>
      </text:list>
      <text:p text:style-name="P3"><text:span text:style-name="Strong_20_Emphasis">5. Recurring Revenue (Specific Applications):</text:span></text:p>
      <text:list text:style-name="L48">
        <text:list-item>
          <text:p text:style-name="P100"><text:soft-page-break/>RoboChef: Ingredient subscriptions ($50/meal × 50 meals/day) </text:p>
        </text:list-item>
        <text:list-item>
          <text:p text:style-name="P100">HR Drivers: Monthly service fee ($500-1,000/vehicle) </text:p>
        </text:list-item>
        <text:list-item>
          <text:p text:style-name="P101">Enterprise: Maintenance contracts, fleet management </text:p>
        </text:list-item>
      </text:list>
      <text:p text:style-name="P4"/>
      <text:h text:style-name="P5" text:outline-level="3">Unit Economics Example: Restaurant</text:h>
      <text:p text:style-name="P3"><text:span text:style-name="Strong_20_Emphasis">Initial Sale:</text:span></text:p>
      <text:list text:style-name="L49">
        <text:list-item>
          <text:p text:style-name="P102">Robot hardware: $100K (one-time) </text:p>
        </text:list-item>
        <text:list-item>
          <text:p text:style-name="P103">Gross margin: 30% = $30K </text:p>
        </text:list-item>
      </text:list>
      <text:p text:style-name="P3"><text:span text:style-name="Strong_20_Emphasis">Monthly Recurring:</text:span></text:p>
      <text:list text:style-name="L50">
        <text:list-item>
          <text:p text:style-name="P104">Ingredient subscriptions: $75K revenue </text:p>
        </text:list-item>
        <text:list-item>
          <text:p text:style-name="P104">Gross margin: 35% = $26K profit/month </text:p>
        </text:list-item>
        <text:list-item>
          <text:p text:style-name="P105"><text:span text:style-name="Strong_20_Emphasis">Annual recurring profit: $315K per location</text:span> </text:p>
        </text:list-item>
      </text:list>
      <text:p text:style-name="P3"><text:span text:style-name="Strong_20_Emphasis">Lifetime Value:</text:span></text:p>
      <text:list text:style-name="L51">
        <text:list-item>
          <text:p text:style-name="P106">3-year contract: $945K profit </text:p>
        </text:list-item>
        <text:list-item>
          <text:p text:style-name="P106">5-year: $1.575M profit </text:p>
        </text:list-item>
        <text:list-item>
          <text:p text:style-name="P107"><text:span text:style-name="Strong_20_Emphasis">Plus platform fees, app store revenue</text:span> </text:p>
        </text:list-item>
      </text:list>
      <text:p text:style-name="P3"><text:span text:style-name="Strong_20_Emphasis">Payback Period:</text:span> 3 months (if sold), immediate (if leased)</text:p>
      <text:p text:style-name="P4"/>
      <text:h text:style-name="P5" text:outline-level="3">Platform Economics at Scale</text:h>
      <text:p text:style-name="P3"><text:span text:style-name="Strong_20_Emphasis">Year 5 Projection:</text:span></text:p>
      <text:list text:style-name="L52">
        <text:list-item>
          <text:p text:style-name="P108">100K robots deployed (conservative) </text:p>
        </text:list-item>
        <text:list-item>
          <text:p text:style-name="P108">Average platform fee: $1,000/year </text:p>
        </text:list-item>
        <text:list-item>
          <text:p text:style-name="P108">Platform revenue: $100M/year </text:p>
        </text:list-item>
        <text:list-item>
          <text:p text:style-name="P108">Gross margin: 75% = $75M profit </text:p>
        </text:list-item>
        <text:list-item>
          <text:p text:style-name="P109">Plus hardware, apps, subscriptions </text:p>
        </text:list-item>
      </text:list>
      <text:p text:style-name="P3"><text:span text:style-name="Strong_20_Emphasis">Year 10 Projection:</text:span></text:p>
      <text:list text:style-name="L53">
        <text:list-item>
          <text:p text:style-name="P110">10M robots deployed (mass market beginning) </text:p>
        </text:list-item>
        <text:list-item>
          <text:p text:style-name="P110">Average platform fee: $500/year (lower price, higher volume) </text:p>
        </text:list-item>
        <text:list-item>
          <text:p text:style-name="P110">Platform revenue: $5B/year </text:p>
        </text:list-item>
        <text:list-item>
          <text:p text:style-name="P110">Gross margin: 80% = $4B profit </text:p>
        </text:list-item>
        <text:list-item>
          <text:p text:style-name="P111"><text:span text:style-name="Strong_20_Emphasis">This is just platform fees, not hardware or apps</text:span> </text:p>
        </text:list-item>
      </text:list>
      <text:p text:style-name="P3"><text:span text:style-name="Strong_20_Emphasis">Winner-takes-most dynamics:</text:span></text:p>
      <text:list text:style-name="L54">
        <text:list-item>
          <text:p text:style-name="P112">First platform to 1M robots becomes standard </text:p>
        </text:list-item>
        <text:list-item>
          <text:p text:style-name="P112">Network effects make it nearly impossible to displace </text:p>
        </text:list-item>
        <text:list-item>
          <text:p text:style-name="P113">Like Android vs other mobile OS (Android won, others died) </text:p>
        </text:list-item>
      </text:list>
      <text:p text:style-name="P4"/>
      <text:h text:style-name="P2" text:outline-level="2">Proof of Execution</text:h>
      <text:h text:style-name="P5" text:outline-level="3">I Ship Production Systems - Not Vaporware</text:h>
      <text:p text:style-name="P3"><text:span text:style-name="Strong_20_Emphasis">AIMn Trading System - Live Right Now:</text:span></text:p>
      <text:list text:style-name="L55">
        <text:list-item>
          <text:p text:style-name="P114">Website: meirniv.pythonanywhere.com/orders </text:p>
        </text:list-item>
        <text:list-item>
          <text:p text:style-name="P114">200+ trades across stocks, crypto, futures </text:p>
        </text:list-item>
        <text:list-item>
          <text:p text:style-name="P114"><text:span text:style-name="Strong_20_Emphasis">403% cumulative returns</text:span> (starting capital: $1,000 → $5,038) </text:p>
        </text:list-item>
        <text:list-item>
          <text:p text:style-name="P114"><text:span text:style-name="Strong_20_Emphasis">99% win rate</text:span> (only 2 small losses out of 200+ trades) </text:p>
        </text:list-item>
        <text:list-item>
          <text:p text:style-name="P114">Operating TODAY (check it yourself - it's live) </text:p>
        </text:list-item>
        <text:list-item>
          <text:p text:style-name="P115">Built in months using AI-native development </text:p>
        </text:list-item>
      </text:list>
      <text:p text:style-name="P3"><text:span text:style-name="Strong_20_Emphasis">What This Proves:</text:span></text:p>
      <text:list text:style-name="L56">
        <text:list-item>
          <text:p text:style-name="P116"><text:span text:style-name="Strong_20_Emphasis">I Execute:</text:span> Not just ideas - production systems that work </text:p>
        </text:list-item>
        <text:list-item>
          <text:p text:style-name="P116"><text:span text:style-name="Strong_20_Emphasis">AI-Native Development Works:</text:span> Built 10x faster than traditional </text:p>
        </text:list-item>
        <text:list-item>
          <text:p text:style-name="P116"><text:span text:style-name="Strong_20_Emphasis">Same Methodology for HOS:</text:span> Apply proven approach to robotics </text:p>
        </text:list-item>
        <text:list-item>
          <text:p text:style-name="P116"><text:span text:style-name="Strong_20_Emphasis">Risk Management:</text:span> 99% win rate shows sophisticated system design </text:p>
        </text:list-item>
        <text:list-item>
          <text:p text:style-name="P117"><text:span text:style-name="Strong_20_Emphasis">Real-Time Systems:</text:span> Trading requires instant decisions (like robotics) </text:p>
        </text:list-item>
      </text:list>
      <text:p text:style-name="P3"><text:span text:style-name="Strong_20_Emphasis">Capital Efficiency Comparis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pproach</text:p>
            </table:table-cell>
            <table:table-cell table:style-name="Table1.A1" office:value-type="string">
              <text:p text:style-name="Table_20_Heading">Capital</text:p>
            </table:table-cell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raditional Robotics</text:p>
          </table:table-cell>
          <table:table-cell table:style-name="Table1.A1" office:value-type="string">
            <text:p text:style-name="Table_20_Contents">$25M+</text:p>
          </table:table-cell>
          <table:table-cell table:style-name="Table1.A1" office:value-type="string">
            <text:p text:style-name="Table_20_Contents">5 years</text:p>
          </table:table-cell>
          <table:table-cell table:style-name="Table1.A1" office:value-type="string">
            <text:p text:style-name="Table_20_Contents">First revenue</text:p>
          </table:table-cell>
        </table:table-row>
        <text:soft-page-break/>
        <table:table-row>
          <table:table-cell table:style-name="Table1.A1" office:value-type="string">
            <text:p text:style-name="Table_20_Contents">AI-Native (Mine)</text:p>
          </table:table-cell>
          <table:table-cell table:style-name="Table1.A1" office:value-type="string">
            <text:p text:style-name="Table_20_Contents">$8M</text:p>
          </table:table-cell>
          <table:table-cell table:style-name="Table1.A1" office:value-type="string">
            <text:p text:style-name="Table_20_Contents">12 months</text:p>
          </table:table-cell>
          <table:table-cell table:style-name="Table1.A1" office:value-type="string">
            <text:p text:style-name="Table_20_Contents">Operational platfor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tage</text:span></text:p>
          </table:table-cell>
          <table:table-cell table:style-name="Table1.A1" office:value-type="string">
            <text:p text:style-name="Table_20_Contents"><text:span text:style-name="Strong_20_Emphasis">8x more efficient</text:span></text:p>
          </table:table-cell>
          <table:table-cell table:style-name="Table1.A1" office:value-type="string">
            <text:p text:style-name="Table_20_Contents"><text:span text:style-name="Strong_20_Emphasis">4x faster</text:span></text:p>
          </table:table-cell>
          <table:table-cell table:style-name="Table1.A1" office:value-type="string">
            <text:p text:style-name="Table_20_Contents"><text:span text:style-name="Strong_20_Emphasis">Earlier exit</text:span></text:p>
          </table:table-cell>
        </table:table-row>
      </table:table>
      <text:p text:style-name="P4"/>
      <text:h text:style-name="P2" text:outline-level="2">The Investment</text:h>
      <text:h text:style-name="P5" text:outline-level="3">Terms</text:h>
      <text:p text:style-name="P3"><text:span text:style-name="Strong_20_Emphasis">Raise:</text:span> $8,000,000 Seed Round<text:line-break/><text:span text:style-name="Strong_20_Emphasis">Pre-Money Valuation:</text:span> $20M<text:line-break/><text:span text:style-name="Strong_20_Emphasis">Post-Money Valuation:</text:span> $28M<text:line-break/><text:span text:style-name="Strong_20_Emphasis">Investor Equity:</text:span> 28.6%<text:line-break/><text:span text:style-name="Strong_20_Emphasis">Instrument:</text:span> SAFE or Priced Equity (investor preference)</text:p>
      <text:p text:style-name="P4"/>
      <text:h text:style-name="P5" text:outline-level="3">Use of Funds (12-Month Budget)</text:h>
      <text:p text:style-name="P3"><text:span text:style-name="Strong_20_Emphasis">Platform Development: $3M (37.5%)</text:span></text:p>
      <text:list text:style-name="L57">
        <text:list-item>
          <text:p text:style-name="P118">HOS core operating system </text:p>
        </text:list-item>
        <text:list-item>
          <text:p text:style-name="P118">PythonEasy natural language interface </text:p>
        </text:list-item>
        <text:list-item>
          <text:p text:style-name="P118">Quantum communication integration </text:p>
        </text:list-item>
        <text:list-item>
          <text:p text:style-name="P118">Pedagogy learning system </text:p>
        </text:list-item>
        <text:list-item>
          <text:p text:style-name="P119">Security and testing </text:p>
        </text:list-item>
      </text:list>
      <text:p text:style-name="P3"><text:span text:style-name="Strong_20_Emphasis">Team: $2M (25%)</text:span></text:p>
      <text:list text:style-name="L58">
        <text:list-item>
          <text:p text:style-name="P120">CEO (Silicon Valley experience) </text:p>
        </text:list-item>
        <text:list-item>
          <text:p text:style-name="P120">CTO (Israeli tech background) </text:p>
        </text:list-item>
        <text:list-item>
          <text:p text:style-name="P120">5-7 AI/ML engineers </text:p>
        </text:list-item>
        <text:list-item>
          <text:p text:style-name="P120">3-4 Robotics engineers </text:p>
        </text:list-item>
        <text:list-item>
          <text:p text:style-name="P120">2-3 Quantum researchers </text:p>
        </text:list-item>
        <text:list-item>
          <text:p text:style-name="P121">Business development, legal </text:p>
        </text:list-item>
      </text:list>
      <text:p text:style-name="P3"><text:span text:style-name="Strong_20_Emphasis">Pilot Deployments: $2M (25%)</text:span></text:p>
      <text:list text:style-name="L59">
        <text:list-item>
          <text:p text:style-name="P122">3 restaurant pilots (RoboChef validation) </text:p>
        </text:list-item>
        <text:list-item>
          <text:p text:style-name="P122">2 military demos (US Army, IDF) </text:p>
        </text:list-item>
        <text:list-item>
          <text:p text:style-name="P122">Hardware purchase/lease (Chinese manufacturers initially) </text:p>
        </text:list-item>
        <text:list-item>
          <text:p text:style-name="P123">Integration and testing </text:p>
        </text:list-item>
      </text:list>
      <text:p text:style-name="P3"><text:span text:style-name="Strong_20_Emphasis">Operations: $1M (12.5%)</text:span></text:p>
      <text:list text:style-name="L60">
        <text:list-item>
          <text:p text:style-name="P124">Legal (patents, IP, contracts) </text:p>
        </text:list-item>
        <text:list-item>
          <text:p text:style-name="P124">Business development (partnerships) </text:p>
        </text:list-item>
        <text:list-item>
          <text:p text:style-name="P124">Marketing (demo videos, content) </text:p>
        </text:list-item>
        <text:list-item>
          <text:p text:style-name="P124">Office space (US + Israel) </text:p>
        </text:list-item>
        <text:list-item>
          <text:p text:style-name="P125">Insurance, admin, misc </text:p>
        </text:list-item>
      </text:list>
      <text:p text:style-name="P4"/>
      <text:h text:style-name="P5" text:outline-level="3">12-Month Mileston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nth</text:p>
            </table:table-cell>
            <table:table-cell table:style-name="Table2.A1" office:value-type="string">
              <text:p text:style-name="Table_20_Heading">Milestone</text:p>
            </table:table-cell>
            <table:table-cell table:style-name="Table2.A1" office:value-type="string">
              <text:p text:style-name="Table_20_Heading">Valuation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Seed funding closed</text:p>
          </table:table-cell>
          <table:table-cell table:style-name="Table2.A1" office:value-type="string">
            <text:p text:style-name="Table_20_Contents">$28M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HOS core + PythonEasy alpha, team assembled</text:p>
          </table:table-cell>
          <table:table-cell table:style-name="Table2.A1" office:value-type="string">
            <text:p text:style-name="Table_20_Contents">$40M (1.4x)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RoboChef demo functional, military pilot approved</text:p>
          </table:table-cell>
          <table:table-cell table:style-name="Table2.A1" office:value-type="string">
            <text:p text:style-name="Table_20_Contents">$80M (2.9x)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HR Driver prototype, US Army LOI signed</text:p>
          </table:table-cell>
          <table:table-cell table:style-name="Table2.A1" office:value-type="string">
            <text:p text:style-name="Table_20_Contents">$150M (5.4x)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Platform operational, 3 restaurants live, Series A ready</text:p>
          </table:table-cell>
          <table:table-cell table:style-name="Table2.A1" office:value-type="string">
            <text:p text:style-name="Table_20_Contents">$200M (7.1x)</text:p>
          </table:table-cell>
        </table:table-row>
      </table:table>
      <text:p text:style-name="P3"><text:span text:style-name="Strong_20_Emphasis">Seed Investor Markup: 7x in 12 months</text:span></text:p>
      <text:p text:style-name="P4"/>
      <text:h text:style-name="P5" text:outline-level="3">Series A Strategy (Month 12-18)</text:h>
      <text:p text:style-name="P3"><text:span text:style-name="Strong_20_Emphasis">Target Raise:</text:span> $30-75M<text:line-break/><text:span text:style-name="Strong_20_Emphasis">Valuation:</text:span> $200-300M pre-money<text:line-break/><text:span text:style-name="Strong_20_Emphasis">Lead Investors:</text:span> Defense-focused VCs</text:p>
      <text:list text:style-name="L61">
        <text:list-item>
          <text:p text:style-name="P126"><text:soft-page-break/>Founders Fund (Thiel - defense tech) </text:p>
        </text:list-item>
        <text:list-item>
          <text:p text:style-name="P126">Lux Capital (dual-use, deep tech) </text:p>
        </text:list-item>
        <text:list-item>
          <text:p text:style-name="P126">Shield Capital (national security) </text:p>
        </text:list-item>
        <text:list-item>
          <text:p text:style-name="P127">Andreessen Horowitz (AI + defense) </text:p>
        </text:list-item>
      </text:list>
      <text:p text:style-name="P3"><text:span text:style-name="Strong_20_Emphasis">Seed Investor Markup: 10-15x total at Series A</text:span></text:p>
      <text:p text:style-name="P4"/>
      <text:h text:style-name="P2" text:outline-level="2">Returns Analysis</text:h>
      <text:h text:style-name="P5" text:outline-level="3">Exit Scenarios (5-7 Year Horizon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 Value</text:p>
            </table:table-cell>
            <table:table-cell table:style-name="Table3.A1" office:value-type="string">
              <text:p text:style-name="Table_20_Heading">Investor Return</text:p>
            </table:table-cell>
            <table:table-cell table:style-name="Table3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odest</text:span>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18x</text:p>
          </table:table-cell>
        </table:table-row>
        <table:table-row>
          <table:table-cell table:style-name="Table3.A1" office:value-type="string">
            <text:p text:style-name="Table_20_Contents">RoboChef succeeds, niche HCOS adoption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Base Case</text:span>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107x</text:p>
          </table:table-cell>
        </table:table-row>
        <table:table-row>
          <table:table-cell table:style-name="Table3.A1" office:value-type="string">
            <text:p text:style-name="Table_20_Contents">HCOS traction, HMOS military contra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Strong</text:span>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536x</text:p>
          </table:table-cell>
        </table:table-row>
        <table:table-row>
          <table:table-cell table:style-name="Table3.A1" office:value-type="string">
            <text:p text:style-name="Table_20_Contents">Platform standard emerging, network effe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Moonshot</text:span>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3,571x+</text:p>
          </table:table-cell>
        </table:table-row>
        <table:table-row>
          <table:table-cell table:style-name="Table3.A1" office:value-type="string">
            <text:p text:style-name="Table_20_Contents">Android-level dominance, mass market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</table:table>
      <text:p text:style-name="P3"><text:span text:style-name="Strong_20_Emphasis">Expected Value (Risk-Adjusted): $1B+ return on $8M investment = 125x</text:span></text:p>
      <text:p text:style-name="P4"/>
      <text:h text:style-name="P5" text:outline-level="3">Why These Valuations Are Achievable</text:h>
      <text:p text:style-name="P3"><text:span text:style-name="Strong_20_Emphasis">Precedents:</text:span></text:p>
      <text:list text:style-name="L62">
        <text:list-item>
          <text:p text:style-name="P129"><text:span text:style-name="Strong_20_Emphasis">Android:</text:span> Google bought for $50M (2005) → Worth $200B+ today (4,000x) </text:p>
        </text:list-item>
        <text:list-item>
          <text:p text:style-name="P129"><text:span text:style-name="Strong_20_Emphasis">ARM:</text:span> Mobile chip architecture → $40B (acquired by SoftBank) </text:p>
        </text:list-item>
        <text:list-item>
          <text:p text:style-name="P129"><text:span text:style-name="Strong_20_Emphasis">Unity:</text:span> Game engine platform → $20B market cap </text:p>
        </text:list-item>
        <text:list-item>
          <text:p text:style-name="P130"><text:span text:style-name="Strong_20_Emphasis">Tesla:</text:span> Platform play (car + software) → $600B+ market cap </text:p>
        </text:list-item>
      </text:list>
      <text:p text:style-name="P3"><text:span text:style-name="Strong_20_Emphasis">Our Advantages vs. Precedents:</text:span></text:p>
      <text:list text:style-name="L63">
        <text:list-item>
          <text:p text:style-name="P131">Bigger market ($24T labor vs $1T mobile) </text:p>
        </text:list-item>
        <text:list-item>
          <text:p text:style-name="P131">Platform economics (60-80% margins) </text:p>
        </text:list-item>
        <text:list-item>
          <text:p text:style-name="P131">Multiple revenue streams (hardware, software, subscriptions) </text:p>
        </text:list-item>
        <text:list-item>
          <text:p text:style-name="P131">Winner-takes-most dynamics (network effects) </text:p>
        </text:list-item>
        <text:list-item>
          <text:p text:style-name="P132">Strategic value (national security = premium acquirers) </text:p>
        </text:list-item>
      </text:list>
      <text:p text:style-name="P3"><text:span text:style-name="Strong_20_Emphasis">Potential Acquirers (5-7 Years):</text:span></text:p>
      <text:list text:style-name="L64">
        <text:list-item>
          <text:p text:style-name="P133"><text:span text:style-name="Strong_20_Emphasis">Apple</text:span> (needs robotics platform for home ecosystem) </text:p>
        </text:list-item>
        <text:list-item>
          <text:p text:style-name="P133"><text:span text:style-name="Strong_20_Emphasis">Google</text:span> (missed mobile OS with Pixel, won't miss robotics) </text:p>
        </text:list-item>
        <text:list-item>
          <text:p text:style-name="P133"><text:span text:style-name="Strong_20_Emphasis">Microsoft</text:span> (cloud + robotics = Azure AI Robotics) </text:p>
        </text:list-item>
        <text:list-item>
          <text:p text:style-name="P133"><text:span text:style-name="Strong_20_Emphasis">Amazon</text:span> (warehouse automation + Alexa physical) </text:p>
        </text:list-item>
        <text:list-item>
          <text:p text:style-name="P133"><text:span text:style-name="Strong_20_Emphasis">Defense Contractors</text:span> (Lockheed, Northrop, Raytheon - military applications) </text:p>
        </text:list-item>
        <text:list-item>
          <text:p text:style-name="P134"><text:span text:style-name="Strong_20_Emphasis">Tesla</text:span> (if Elon doesn't build OS, he'll need to acquire one) </text:p>
        </text:list-item>
      </text:list>
      <text:p text:style-name="P4"/>
      <text:h text:style-name="P2" text:outline-level="2">Risk Analysis &amp; Mitigation</text:h>
      <text:h text:style-name="P5" text:outline-level="3">Technical Risk</text:h>
      <text:p text:style-name="P3"><text:span text:style-name="Strong_20_Emphasis">Risk:</text:span> Platform more complex than expected<text:line-break/><text:span text:style-name="Strong_20_Emphasis">Probability:</text:span> Medium<text:line-break/><text:span text:style-name="Strong_20_Emphasis">Impact:</text:span> Delays, budget overrun<text:line-break/><text:span text:style-name="Strong_20_Emphasis">Mitigation:</text:span></text:p>
      <text:list text:style-name="L65">
        <text:list-item>
          <text:p text:style-name="P135">Start simple (cooking, proven feasible) </text:p>
        </text:list-item>
        <text:list-item>
          <text:p text:style-name="P135">Iterate rapidly (AI-native development) </text:p>
        </text:list-item>
        <text:list-item>
          <text:p text:style-name="P135">Strong technical team (Israeli CTO, experienced engineers) </text:p>
        </text:list-item>
        <text:list-item>
          <text:p text:style-name="P136">Proven methodology (trading system success) </text:p>
        </text:list-item>
      </text:list>
      <text:p text:style-name="P4"/>
      <text:h text:style-name="P5" text:outline-level="3"><text:soft-page-break/>Market Risk</text:h>
      <text:p text:style-name="P3"><text:span text:style-name="Strong_20_Emphasis">Risk:</text:span> Adoption slower than projected<text:line-break/><text:span text:style-name="Strong_20_Emphasis">Probability:</text:span> Low-Medium<text:line-break/><text:span text:style-name="Strong_20_Emphasis">Impact:</text:span> Lower revenue, need more funding<text:line-break/><text:span text:style-name="Strong_20_Emphasis">Mitigation:</text:span></text:p>
      <text:list text:style-name="L66">
        <text:list-item>
          <text:p text:style-name="P137">Multiple markets (military, commercial, consumer) </text:p>
        </text:list-item>
        <text:list-item>
          <text:p text:style-name="P137">Start where need is acute (restaurants, military) </text:p>
        </text:list-item>
        <text:list-item>
          <text:p text:style-name="P137">Natural language lowers adoption barriers </text:p>
        </text:list-item>
        <text:list-item>
          <text:p text:style-name="P138">Recurring revenue model (customers locked in) </text:p>
        </text:list-item>
      </text:list>
      <text:p text:style-name="P4"/>
      <text:h text:style-name="P5" text:outline-level="3">Competitive Risk - Elon</text:h>
      <text:p text:style-name="P3"><text:span text:style-name="Strong_20_Emphasis">Risk:</text:span> Tesla Optimus dominates before we launch<text:line-break/><text:span text:style-name="Strong_20_Emphasis">Probability:</text:span> Medium-High<text:line-break/><text:span text:style-name="Strong_20_Emphasis">Impact:</text:span> Consumer market foreclosed<text:line-break/><text:span text:style-name="Strong_20_Emphasis">Mitigation:</text:span></text:p>
      <text:list text:style-name="L67">
        <text:list-item>
          <text:p text:style-name="P139"><text:span text:style-name="Strong_20_Emphasis">Plan C:</text:span> Start with military (Elon won't pursue) </text:p>
        </text:list-item>
        <text:list-item>
          <text:p text:style-name="P139">Open platform beats closed ecosystem long-term </text:p>
        </text:list-item>
        <text:list-item>
          <text:p text:style-name="P139">Military-proven beats consumer-first </text:p>
        </text:list-item>
        <text:list-item>
          <text:p text:style-name="P140">Multiple hardware partners (not Tesla-locked) </text:p>
        </text:list-item>
      </text:list>
      <text:p text:style-name="P4"/>
      <text:h text:style-name="P5" text:outline-level="3">Competitive Risk - China</text:h>
      <text:p text:style-name="P3"><text:span text:style-name="Strong_20_Emphasis">Risk:</text:span> China moves faster, cheaper<text:line-break/><text:span text:style-name="Strong_20_Emphasis">Probability:</text:span> Medium<text:line-break/><text:span text:style-name="Strong_20_Emphasis">Impact:</text:span> Price competition, market share<text:line-break/><text:span text:style-name="Strong_20_Emphasis">Mitigation:</text:span></text:p>
      <text:list text:style-name="L68">
        <text:list-item>
          <text:p text:style-name="P141">US rejects Chinese OS (national security) </text:p>
        </text:list-item>
        <text:list-item>
          <text:p text:style-name="P141">We're trusted alternative (US-Israel partnership) </text:p>
        </text:list-item>
        <text:list-item>
          <text:p text:style-name="P141">Superior software/AI (Israeli innovation) </text:p>
        </text:list-item>
        <text:list-item>
          <text:p text:style-name="P142">Military applications (China can't access US Army) </text:p>
        </text:list-item>
      </text:list>
      <text:p text:style-name="P4"/>
      <text:h text:style-name="P5" text:outline-level="3">Execution Risk</text:h>
      <text:p text:style-name="P3"><text:span text:style-name="Strong_20_Emphasis">Risk:</text:span> Founder age (70s), hearing difficulty<text:line-break/><text:span text:style-name="Strong_20_Emphasis">Probability:</text:span> N/A (known factor)<text:line-break/><text:span text:style-name="Strong_20_Emphasis">Impact:</text:span> Operations challenges<text:line-break/><text:span text:style-name="Strong_20_Emphasis">Mitigation:</text:span></text:p>
      <text:list text:style-name="L69">
        <text:list-item>
          <text:p text:style-name="P143"><text:span text:style-name="Strong_20_Emphasis">Transparency:</text:span> I'm visionary, not operator </text:p>
        </text:list-item>
        <text:list-item>
          <text:p text:style-name="P143">Strong CEO for day-to-day (Silicon Valley experience) </text:p>
        </text:list-item>
        <text:list-item>
          <text:p text:style-name="P143">I focus on strategy and breakthroughs </text:p>
        </text:list-item>
        <text:list-item>
          <text:p text:style-name="P143">Proven execution (trading system live) </text:p>
        </text:list-item>
        <text:list-item>
          <text:p text:style-name="P144">Clear role separation (vision vs operations) </text:p>
        </text:list-item>
      </text:list>
      <text:p text:style-name="P4"/>
      <text:h text:style-name="P5" text:outline-level="3">Funding Risk</text:h>
      <text:p text:style-name="P3"><text:span text:style-name="Strong_20_Emphasis">Risk:</text:span> Need follow-on capital<text:line-break/><text:span text:style-name="Strong_20_Emphasis">Probability:</text:span> Certain (Series A required)<text:line-break/><text:span text:style-name="Strong_20_Emphasis">Impact:</text:span> Dilution, loss of control<text:line-break/><text:span text:style-name="Strong_20_Emphasis">Mitigation:</text:span></text:p>
      <text:list text:style-name="L70">
        <text:list-item>
          <text:p text:style-name="P145">Capital-efficient ($8M gets to operational) </text:p>
        </text:list-item>
        <text:list-item>
          <text:p text:style-name="P145">Clear milestones (de-risks Series A) </text:p>
        </text:list-item>
        <text:list-item>
          <text:p text:style-name="P145">Defense funding (US Army, DARPA grants) </text:p>
        </text:list-item>
        <text:list-item>
          <text:p text:style-name="P145">Multiple revenue streams (reduces burn) </text:p>
        </text:list-item>
        <text:list-item>
          <text:p text:style-name="P146">Strong Series A positioning (7-10x markup attracts investors) </text:p>
        </text:list-item>
      </text:list>
      <text:p text:style-name="P4"/>
      <text:h text:style-name="P2" text:outline-level="2">US-Israel Partnership Structure</text:h>
      <text:h text:style-name="P5" text:outline-level="3">Why Joint Venture Wins</text:h>
      <text:p text:style-name="P3"><text:span text:style-name="Strong_20_Emphasis">US Contributions:</text:span></text:p>
      <text:list text:style-name="L71">
        <text:list-item>
          <text:p text:style-name="P147"><text:span text:style-name="Strong_20_Emphasis">Capital:</text:span> Silicon Valley funding ecosystem </text:p>
        </text:list-item>
        <text:list-item>
          <text:p text:style-name="P147"><text:span text:style-name="Strong_20_Emphasis">Market:</text:span> 330M people, $23T economy (largest in world) </text:p>
        </text:list-item>
        <text:list-item>
          <text:p text:style-name="P147"><text:soft-page-break/><text:span text:style-name="Strong_20_Emphasis">Military:</text:span> US Army budget ($800B), NATO partnerships </text:p>
        </text:list-item>
        <text:list-item>
          <text:p text:style-name="P147"><text:span text:style-name="Strong_20_Emphasis">Manufacturing:</text:span> Scale, supply chain, distribution </text:p>
        </text:list-item>
        <text:list-item>
          <text:p text:style-name="P148"><text:span text:style-name="Strong_20_Emphasis">Talent:</text:span> AI/ML engineers, platform experts </text:p>
        </text:list-item>
      </text:list>
      <text:p text:style-name="P3"><text:span text:style-name="Strong_20_Emphasis">Israel Contributions:</text:span></text:p>
      <text:list text:style-name="L72">
        <text:list-item>
          <text:p text:style-name="P149"><text:span text:style-name="Strong_20_Emphasis">Innovation:</text:span> Highest intelligence per capita globally </text:p>
        </text:list-item>
        <text:list-item>
          <text:p text:style-name="P149"><text:span text:style-name="Strong_20_Emphasis">Imagination:</text:span> Competitive edge vs China/Japan (Oriental IQ is execution, Israeli IQ is creativity) </text:p>
        </text:list-item>
        <text:list-item>
          <text:p text:style-name="P149"><text:span text:style-name="Strong_20_Emphasis">Military Expertise:</text:span> Combat-proven technology, real-world testing </text:p>
        </text:list-item>
        <text:list-item>
          <text:p text:style-name="P149"><text:span text:style-name="Strong_20_Emphasis">Cyber/AI:</text:span> Unit 8200 graduates, quantum research leaders </text:p>
        </text:list-item>
        <text:list-item>
          <text:p text:style-name="P150"><text:span text:style-name="Strong_20_Emphasis">Speed:</text:span> Startup culture, move fast, break things </text:p>
        </text:list-item>
      </text:list>
      <text:p text:style-name="P3"><text:span text:style-name="Strong_20_Emphasis">Together: Unbeatable</text:span></text:p>
      <text:list text:style-name="L73">
        <text:list-item>
          <text:p text:style-name="P151">Beats China (trust + innovation + resources) </text:p>
        </text:list-item>
        <text:list-item>
          <text:p text:style-name="P151">Beats Elon (military + open platform + capital) </text:p>
        </text:list-item>
        <text:list-item>
          <text:p text:style-name="P152">Beats Japan (speed + software + market) </text:p>
        </text:list-item>
      </text:list>
      <text:p text:style-name="P4"/>
      <text:h text:style-name="P5" text:outline-level="3">Corporate Structure</text:h>
      <text:p text:style-name="P3"><text:span text:style-name="Strong_20_Emphasis">Headquarters:</text:span> Delaware C-Corporation (standard for Silicon Valley)</text:p>
      <text:p text:style-name="P3"><text:span text:style-name="Strong_20_Emphasis">R&amp;D Centers:</text:span></text:p>
      <text:list text:style-name="L74">
        <text:list-item>
          <text:p text:style-name="P153"><text:span text:style-name="Strong_20_Emphasis">San Francisco Bay Area</text:span> (Platform, AI, natural language, business development) </text:p>
        </text:list-item>
        <text:list-item>
          <text:p text:style-name="P154"><text:span text:style-name="Strong_20_Emphasis">Tel Aviv/Haifa, Israel</text:span> (Quantum, military applications, advanced research) </text:p>
        </text:list-item>
      </text:list>
      <text:p text:style-name="P3"><text:span text:style-name="Strong_20_Emphasis">IP Ownership:</text:span> Joint US-Israel (both countries benefit from technology)</text:p>
      <text:p text:style-name="P3"><text:span text:style-name="Strong_20_Emphasis">Manufacturing:</text:span></text:p>
      <text:list text:style-name="L75">
        <text:list-item>
          <text:p text:style-name="P155"><text:span text:style-name="Strong_20_Emphasis">Phase 1:</text:span> Chinese hardware partners (low cost, fast to market) </text:p>
        </text:list-item>
        <text:list-item>
          <text:p text:style-name="P155"><text:span text:style-name="Strong_20_Emphasis">Phase 2:</text:span> US partners (Tesla competitors, domestic production) </text:p>
        </text:list-item>
        <text:list-item>
          <text:p text:style-name="P156"><text:span text:style-name="Strong_20_Emphasis">Phase 3:</text:span> Israeli-American facilities (strategic independence, premium market) </text:p>
        </text:list-item>
      </text:list>
      <text:p text:style-name="P3"><text:span text:style-name="Strong_20_Emphasis">Government Support:</text:span></text:p>
      <text:list text:style-name="L76">
        <text:list-item>
          <text:p text:style-name="P157"><text:span text:style-name="Strong_20_Emphasis">US:</text:span> DARPA grants, US Army partnership, DoD contracts </text:p>
        </text:list-item>
        <text:list-item>
          <text:p text:style-name="P158"><text:span text:style-name="Strong_20_Emphasis">Israel:</text:span> Innovation Authority, Defense Ministry, IDF collaboration </text:p>
        </text:list-item>
      </text:list>
      <text:p text:style-name="P4"/>
      <text:h text:style-name="P5" text:outline-level="3">Team Structure (Post-Funding)</text:h>
      <text:p text:style-name="P3"><text:span text:style-name="Strong_20_Emphasis">US Team (San Francisco):</text:span></text:p>
      <text:list text:style-name="L77">
        <text:list-item>
          <text:p text:style-name="P159">CEO - Operations, fundraising, partnerships </text:p>
        </text:list-item>
        <text:list-item>
          <text:p text:style-name="P159">VP Engineering - Platform development </text:p>
        </text:list-item>
        <text:list-item>
          <text:p text:style-name="P159">VP Business Development - Sales, military relationships </text:p>
        </text:list-item>
        <text:list-item>
          <text:p text:style-name="P159">8-10 Engineers (AI, robotics, software) </text:p>
        </text:list-item>
        <text:list-item>
          <text:p text:style-name="P159">2-3 Business development, marketing </text:p>
        </text:list-item>
        <text:list-item>
          <text:p text:style-name="P160">Legal, admin support </text:p>
        </text:list-item>
      </text:list>
      <text:p text:style-name="P3"><text:span text:style-name="Strong_20_Emphasis">Israel Team (Tel Aviv):</text:span></text:p>
      <text:list text:style-name="L78">
        <text:list-item>
          <text:p text:style-name="P161">CTO - Technical vision, advanced R&amp;D </text:p>
        </text:list-item>
        <text:list-item>
          <text:p text:style-name="P161">Chief Scientist - Quantum, breakthrough research </text:p>
        </text:list-item>
        <text:list-item>
          <text:p text:style-name="P161">Military Liaison - IDF, US Army coordination </text:p>
        </text:list-item>
        <text:list-item>
          <text:p text:style-name="P161">5-6 Research Engineers (quantum, AI, robotics) </text:p>
        </text:list-item>
        <text:list-item>
          <text:p text:style-name="P162">Government relations </text:p>
        </text:list-item>
      </text:list>
      <text:p text:style-name="P3"><text:span text:style-name="Strong_20_Emphasis">Founder (Me - Meir):</text:span></text:p>
      <text:list text:style-name="L79">
        <text:list-item>
          <text:p text:style-name="P163">Chairman/Visionary - Strategy, breakthrough ideas </text:p>
        </text:list-item>
        <text:list-item>
          <text:p text:style-name="P163">Based in US (can travel to Israel) </text:p>
        </text:list-item>
        <text:list-item>
          <text:p text:style-name="P163">Not day-to-day operations (hearing difficulty) </text:p>
        </text:list-item>
        <text:list-item>
          <text:p text:style-name="P164">Focus: Vision, partnerships, strategic decisions </text:p>
        </text:list-item>
      </text:list>
      <text:p text:style-name="P3"><text:span text:style-name="Strong_20_Emphasis">Founder Protection:</text:span></text:p>
      <text:list text:style-name="L80">
        <text:list-item>
          <text:p text:style-name="P165"><text:span text:style-name="Strong_20_Emphasis">Cannot be fired</text:span> (lessons from Steve Jobs/Apple, Sam Altman/OpenAI) </text:p>
        </text:list-item>
        <text:list-item>
          <text:p text:style-name="P165">Too old for company politics trauma (70s) </text:p>
        </text:list-item>
        <text:list-item>
          <text:p text:style-name="P165"><text:span text:style-name="Strong_20_Emphasis">Authority to fire anyone</text:span> including CEO if: </text:p>
          <text:list>
            <text:list-item>
              <text:p text:style-name="P165">Not aligned with vision </text:p>
            </text:list-item>
            <text:list-item>
              <text:p text:style-name="P165">Incompetent execution </text:p>
            </text:list-item>
            <text:list-item>
              <text:p text:style-name="P165">Unethical behavior (antisemitism, discrimination, etc.) </text:p>
            </text:list-item>
          </text:list>
        </text:list-item>
        <text:list-item>
          <text:p text:style-name="P165">This protects the vision and ensures accountability </text:p>
        </text:list-item>
        <text:list-item>
          <text:p text:style-name="P166">Standard for visionary founders (Zuckerberg, Musk have similar protections) </text:p>
        </text:list-item>
      </text:list>
      <text:p text:style-name="P4"/>
      <text:h text:style-name="P2" text:outline-level="2"><text:soft-page-break/>What Makes This Investable</text:h>
      <text:p text:style-name="P3">✅ <text:span text:style-name="Strong_20_Emphasis">Massive TAM:</text:span> $24T (30% of global labor market)</text:p>
      <text:p text:style-name="P3">✅ <text:span text:style-name="Strong_20_Emphasis">Platform Economics:</text:span> 60-80% margins, winner-takes-most</text:p>
      <text:p text:style-name="P3">✅ <text:span text:style-name="Strong_20_Emphasis">Multiple Paths:</text:span> Plans A/B/C/D - literally cannot lose</text:p>
      <text:p text:style-name="P3">✅ <text:span text:style-name="Strong_20_Emphasis">Proven Founder:</text:span> Live trading system (403% returns, 99% win rate)</text:p>
      <text:p text:style-name="P3">✅ <text:span text:style-name="Strong_20_Emphasis">Capital Efficient:</text:span> 8x better than traditional robotics ($8M vs $25M+)</text:p>
      <text:p text:style-name="P3">✅ <text:span text:style-name="Strong_20_Emphasis">Fast Execution:</text:span> 12 months to operational (not 5 years)</text:p>
      <text:p text:style-name="P3">✅ <text:span text:style-name="Strong_20_Emphasis">Competitive Moats:</text:span> Quantum (unhackable), pedagogy (self-replicating), natural language (mass market)</text:p>
      <text:p text:style-name="P3">✅ <text:span text:style-name="Strong_20_Emphasis">Strategic Partnership:</text:span> US-Israel (innovation + resources)</text:p>
      <text:p text:style-name="P3">✅ <text:span text:style-name="Strong_20_Emphasis">Clear Milestones:</text:span> 3/6/9/12 month validation points</text:p>
      <text:p text:style-name="P3">✅ <text:span text:style-name="Strong_20_Emphasis">Multiple Acquirers:</text:span> Apple, Google, Microsoft, Amazon, defense contractors</text:p>
      <text:p text:style-name="P3">✅ <text:span text:style-name="Strong_20_Emphasis">Perfect Timing:</text:span> 12-month window before market consolidates</text:p>
      <text:p text:style-name="P3">✅ <text:span text:style-name="Strong_20_Emphasis">Defensible:</text:span> Even if competitors copy features, we have quantum + pedagogy + natural language advantages</text:p>
      <text:p text:style-name="P4"/>
      <text:h text:style-name="P2" text:outline-level="2">Next Steps</text:h>
      <text:h text:style-name="P5" text:outline-level="3">For Interested VCs:</text:h>
      <text:p text:style-name="P3"><text:span text:style-name="Strong_20_Emphasis">Week 1: Initial Discussion</text:span></text:p>
      <text:list text:style-name="L81">
        <text:list-item>
          <text:p text:style-name="P167">In-person meeting (I can visit Silicon Valley) </text:p>
        </text:list-item>
        <text:list-item>
          <text:p text:style-name="P167">Deep dive on Plans A/B/C/D </text:p>
        </text:list-item>
        <text:list-item>
          <text:p text:style-name="P167">Technical review (bring robotics/AI experts) </text:p>
        </text:list-item>
        <text:list-item>
          <text:p text:style-name="P168">Team plan and hiring strategy </text:p>
        </text:list-item>
      </text:list>
      <text:p text:style-name="P3"><text:span text:style-name="Strong_20_Emphasis">Week 2-3: Due Diligence</text:span></text:p>
      <text:list text:style-name="L82">
        <text:list-item>
          <text:p text:style-name="P169">Live demo of trading system (proof of execution) </text:p>
        </text:list-item>
        <text:list-item>
          <text:p text:style-name="P169">Reference calls (colleagues, advisors) </text:p>
        </text:list-item>
        <text:list-item>
          <text:p text:style-name="P169">Financial model review </text:p>
        </text:list-item>
        <text:list-item>
          <text:p text:style-name="P170">Technical validation (quantum, pedagogy, natural language) </text:p>
        </text:list-item>
      </text:list>
      <text:p text:style-name="P3"><text:span text:style-name="Strong_20_Emphasis">Week 3-4: Term Sheet &amp; Close</text:span></text:p>
      <text:list text:style-name="L83">
        <text:list-item>
          <text:p text:style-name="P171">Negotiate investment terms </text:p>
        </text:list-item>
        <text:list-item>
          <text:p text:style-name="P171">Board structure, governance </text:p>
        </text:list-item>
        <text:list-item>
          <text:p text:style-name="P171">Milestone-based funding if preferred </text:p>
        </text:list-item>
        <text:list-item>
          <text:p text:style-name="P172"><text:span text:style-name="Strong_20_Emphasis">Close in 30 days</text:span>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(know the area well)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h text:style-name="P2" text:outline-level="2">The Bottom Line</text:h>
      <text:p text:style-name="P3"><text:span text:style-name="Strong_20_Emphasis">In 2005, VCs passed on Android for $50M.</text:span></text:p>
      <text:p text:style-name="P3"><text:span text:style-name="Strong_20_Emphasis">Today it's worth $200B+ (4,000x return).</text:span></text:p>
      <text:p text:style-name="P3"><text:span text:style-name="Strong_20_Emphasis">In 2025, you can invest in the humanoid OS for $8M.</text:span></text:p>
      <text:p text:style-name="P3"><text:span text:style-name="Strong_20_Emphasis">The pattern is identical:</text:span></text:p>
      <text:list text:style-name="L84">
        <text:list-item>
          <text:p text:style-name="P173">Hardware commoditizes (good for customers) </text:p>
        </text:list-item>
        <text:list-item>
          <text:p text:style-name="P173">Software platform captures value (winner-takes-most) </text:p>
        </text:list-item>
        <text:list-item>
          <text:p text:style-name="P173">Network effects create moat (first mover advantage) </text:p>
        </text:list-item>
        <text:list-item>
          <text:p text:style-name="P174"><text:soft-page-break/>Multiple use cases (not single-purpose device) </text:p>
        </text:list-item>
      </text:list>
      <text:p text:style-name="P3"><text:span text:style-name="Strong_20_Emphasis">The difference: Humanoid opportunity is 100x bigger than smartphones.</text:span></text:p>
      <text:p text:style-name="P3"><text:span text:style-name="Strong_20_Emphasis">Smartphones:</text:span> Communication and apps<text:line-break/><text:span text:style-name="Strong_20_Emphasis">Humanoids:</text:span> Replace 30% of all physical labor</text:p>
      <text:p text:style-name="P4"/>
      <text:p text:style-name="P3"><text:span text:style-name="Strong_20_Emphasis">If you believe:</text:span></text:p>
      <text:p text:style-name="P3">✅ Humanoid robots are inevitable (hardware is ready)<text:line-break/>✅ Someone will build the dominant OS (someone must)<text:line-break/>✅ Platform captures more value than hardware (proven: Microsoft &gt; Dell, Google &gt; Samsung)<text:line-break/>✅ First mover wins (Android, iOS, Windows all won quickly)<text:line-break/>✅ US-Israel partnership beats China/Elon/Japan (innovation + resources)</text:p>
      <text:p text:style-name="P3"><text:span text:style-name="Strong_20_Emphasis">Then you only need to answer one question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We're talking to 5-7 top VCs:</text:span></text:p>
      <text:list text:style-name="L85">
        <text:list-item>
          <text:p text:style-name="P175">Founders Fund </text:p>
        </text:list-item>
        <text:list-item>
          <text:p text:style-name="P175">Lux Capital </text:p>
        </text:list-item>
        <text:list-item>
          <text:p text:style-name="P175">Khosla Ventures </text:p>
        </text:list-item>
        <text:list-item>
          <text:p text:style-name="P175">Andreessen Horowitz </text:p>
        </text:list-item>
        <text:list-item>
          <text:p text:style-name="P175">Shield Capital </text:p>
        </text:list-item>
        <text:list-item>
          <text:p text:style-name="P175">General Catalyst </text:p>
        </text:list-item>
        <text:list-item>
          <text:p text:style-name="P176">[Your firm]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3"><text:span text:style-name="Strong_20_Emphasis">Are you in?</text:span></text:p>
      <text:p text:style-name="P4"/>
      <text:p text:style-name="P3">P.S. - In 2007, Steve Ballmer laughed at the iPhone. "It'll never take meaningful market share," he said.</text:p>
      <text:p text:style-name="P3">By 2012, Microsoft was irrelevant in mobile.</text:p>
      <text:p text:style-name="P3">By 2025, Microsoft's market cap was $3 trillion - but they missed the platform that mattered (mobile).</text:p>
      <text:p text:style-name="P3">Don't be Microsoft.</text:p>
      <text:p text:style-name="P3">Be the VC that backed Android.</text:p>
      <text:p text:style-name="P3">The firms that move fast will own the future.</text:p>
      <text:p text:style-name="P3">The firms that hesitate will fund the followers.</text:p>
      <text:p text:style-name="P4"/>
      <text:p text:style-name="P3"><text:span text:style-name="Strong_20_Emphasis">ATTACHMENTS AVAILABLE:</text:span></text:p>
      <text:list text:style-name="L86">
        <text:list-item>
          <text:p text:style-name="P177">Detailed Financial Model (5-year projections) </text:p>
        </text:list-item>
        <text:list-item>
          <text:p text:style-name="P177">Technical Architecture (HOS/HMOS/HCOS specifications) </text:p>
        </text:list-item>
        <text:list-item>
          <text:p text:style-name="P177">Competitive Analysis (China/Elon/Japan deep dive) </text:p>
        </text:list-item>
        <text:list-item>
          <text:p text:style-name="P177">Natural Language Innovation (PythonEasy technical spec) </text:p>
        </text:list-item>
        <text:list-item>
          <text:p text:style-name="P177">Quantum Communication (architecture and advantage) </text:p>
        </text:list-item>
        <text:list-item>
          <text:p text:style-name="P177">Military Applications Brief (HMOS capabilities) </text:p>
        </text:list-item>
        <text:list-item>
          <text:p text:style-name="P178">US-Israel Partnership (legal structure, IP, manufacturing) </text:p>
        </text:list-item>
      </text:list>
      <text:p text:style-name="P1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1:50:46.303922200</meta:creation-date>
    <dc:date>2025-11-24T11:56:15.037761300</dc:date>
    <meta:editing-duration>PT5M28S</meta:editing-duration>
    <meta:editing-cycles>1</meta:editing-cycles>
    <meta:generator>LibreOffice/25.8.2.2$Windows_X86_64 LibreOffice_project/d401f2107ccab8f924a8e2df40f573aab7605b6f</meta:generator>
    <meta:document-statistic meta:table-count="3" meta:image-count="0" meta:object-count="0" meta:page-count="13" meta:paragraph-count="623" meta:word-count="3910" meta:character-count="26165" meta:non-whitespace-character-count="22878"/>
  </office:meta>
</office:document-meta>
</file>